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f8d9" officeooo:paragraph-rsid="0014f8d9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officeooo:rsid="00195ea3" officeooo:paragraph-rsid="00195ea3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text-properties fo:color="#21409a" officeooo:rsid="0014f8d9" officeooo:paragraph-rsid="0014f8d9"/>
    </style:style>
    <style:style style:name="P6" style:family="paragraph" style:parent-style-name="Standard">
      <style:text-properties fo:color="#000000" officeooo:rsid="001e9d8f" officeooo:paragraph-rsid="001e9d8f"/>
    </style:style>
    <style:style style:name="P7" style:family="paragraph" style:parent-style-name="Standard">
      <style:text-properties fo:color="#7477b8"/>
    </style:style>
    <style:style style:name="P8" style:family="paragraph" style:parent-style-name="Standard">
      <style:text-properties fo:color="#7477b8" officeooo:rsid="001f7bad" officeooo:paragraph-rsid="001f7bad"/>
    </style:style>
    <style:style style:name="P9" style:family="paragraph" style:parent-style-name="Standard">
      <style:text-properties fo:color="#7477b8" officeooo:rsid="0014f8d9" officeooo:paragraph-rsid="0014f8d9"/>
    </style:style>
    <style:style style:name="P10" style:family="paragraph" style:parent-style-name="Standard">
      <style:text-properties fo:color="#7477b8" officeooo:rsid="00150e9c" officeooo:paragraph-rsid="00150e9c"/>
    </style:style>
    <style:style style:name="P11" style:family="paragraph" style:parent-style-name="Standard">
      <style:text-properties fo:color="#7477b8" officeooo:rsid="001a5f0a" officeooo:paragraph-rsid="001a5f0a"/>
    </style:style>
    <style:style style:name="P12" style:family="paragraph" style:parent-style-name="Standard">
      <style:text-properties fo:color="#7477b8" officeooo:rsid="001b8168" officeooo:paragraph-rsid="001b8168"/>
    </style:style>
    <style:style style:name="T1" style:family="text">
      <style:text-properties officeooo:rsid="0014f8d9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6699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20c1d2" style:text-blinking="false" style:font-size-asian="12pt" style:font-size-complex="12pt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214d6e" style:text-blinking="false" style:font-size-asian="12pt" style:font-size-complex="12pt" loext:padding="0cm" loext:border="none"/>
    </style:style>
    <style:style style:name="T7" style:family="text">
      <style:text-properties fo:color="#747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ОКРУЖЕНЕ:</text:p>
      <text:p text:style-name="Standard"><text:s text:c="3"/>iPhone SE. Версия 11.3.1 (15Е302) Разрешение экрана 320х568 Браузер Сафари</text:p>
      <text:p text:style-name="P2"/>
      <text:p text:style-name="P4"><text:span text:style-name="T2">1. Перейти на сайт </text:span><text:a xlink:type="simple" xlink:href="https://auto.mail.ru/" text:style-name="Internet_20_link" text:visited-style-name="Visited_20_Internet_20_Link"><text:span text:style-name="T3">https://auto.mail.ru/</text:span></text:a></text:p>
      <text:p text:style-name="Standard"/>
      <text:p text:style-name="Standard">Моб версия</text:p>
      <text:p text:style-name="Standard"/>
      <text:p text:style-name="P7"><text:span text:style-name="T1">1.</text:span>перейти на сайт, захойти в главное меню, зайти в раздел «запись в автосервис» выбрать марку бмв, указать город «Братск» . Результат: выбранная марка изменилась на ауди.</text:p>
      <text:p text:style-name="Standard"/>
      <text:p text:style-name="P9">2.перейти на сайт, зайти в главное меню, перейти в раздел «каталог», телефон в горизонтальном режиме, перейти в выбор коробки передачи. Результат: вариантов коробки передач не видно, скролл отсутствует. Ожидаемый результат: возможность скроллинга</text:p>
      <text:p text:style-name="P9"/>
      <text:p text:style-name="P10">3.<text:span text:style-name="T1">перейти на сайт, зайти в главное меню, перейти в раздел «каталог», указать цену от «тест» до «тест», нажать «подобрать». <text:s/>Результат: по запросу ничего не найдено. Ожидаемый результат: возможность ввода только цифр в строке стоимости. </text:span></text:p>
      <text:p text:style-name="P1"/>
      <text:p text:style-name="P3"/>
      <text:p text:style-name="P3">ВЕБ</text:p>
      <text:p text:style-name="P3"/>
      <text:p text:style-name="P11">1. См видео «подвисание сайта...»</text:p>
      <text:p text:style-name="P11"/>
      <text:p text:style-name="P12">2. Заходим на сайт, переходим в раздел «каталог», выбираем расширенный поиск, в фильтрах слево нажимаем «происхождение», <text:s/>Выбираем все пункты по очереди (Российские, Японские, Европейские, Немецкие, Американские, Китайские),</text:p>
      <text:p text:style-name="P12">Результат: после выбора последнего пункта (Китайские), галочка на предпоследнем пункте (Американские) исчезла </text:p>
      <text:p text:style-name="P9">Ожидаемый результат: Не должна убираться галочка с пункта «Американские»</text:p>
      <text:p text:style-name="P5"/>
      <text:p text:style-name="P6"><text:span text:style-name="T4"/></text:p>
      <text:p text:style-name="P6"><text:span text:style-name="T4"/></text:p>
      <text:p text:style-name="P8"><text:span text:style-name="T6">3</text:span><text:span text:style-name="T4">. При входе на выпадающий список наезжает кнопка «запомнить»</text:span></text:p>
      <text:p text:style-name="P8"><text:span text:style-name="T4"><text:s text:c="5"/>перейти на сайт, в правом верхнем углу нажать кнопку «Вход», открыть выпадающий список в строке «логин», отвести курсор от списка <text:s/>Результат: на выпадающий список наезжает кнопка «запомнить» <text:s/>Ожидаемый результат: на <text:s/>выпадающий список не наезжает кнопка «запомнить» при отведении курсора от списка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7:58:49.681321997</meta:creation-date>
    <dc:date>2018-06-08T20:53:19.315195191</dc:date>
    <meta:editing-duration>PT8M14S</meta:editing-duration>
    <meta:editing-cycles>2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14" meta:word-count="214" meta:character-count="1594" meta:non-whitespace-character-count="1379"/>
  </office:meta>
</office:document-meta>
</file>